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d00f" officeooo:paragraph-rsid="001bd00f"/>
    </style:style>
    <style:style style:name="P2" style:family="paragraph" style:parent-style-name="Standard">
      <style:text-properties officeooo:rsid="001f82e5" officeooo:paragraph-rsid="001f82e5"/>
    </style:style>
    <style:style style:name="P3" style:family="paragraph" style:parent-style-name="Standard">
      <style:text-properties officeooo:rsid="00200706" officeooo:paragraph-rsid="00200706"/>
    </style:style>
    <style:style style:name="P4" style:family="paragraph" style:parent-style-name="Standard">
      <style:text-properties officeooo:rsid="0020a7cb" officeooo:paragraph-rsid="0020a7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방탈출게임</text:p>
      <text:p text:style-name="P1"/>
      <text:p text:style-name="P1">할일 1.프로그래밍</text:p>
      <text:p text:style-name="P1">2. 디자인</text:p>
      <text:p text:style-name="P1"/>
      <text:p text:style-name="P1">구조 </text:p>
      <text:p text:style-name="P1"/>
      <text:p text:style-name="P1">시작 → <text:s/>1. 환경설정 (소리)</text:p>
      <text:p text:style-name="P1"><text:tab/>2. 새로하기<text:tab/></text:p>
      <text:p text:style-name="P1"><text:tab/>3. 불러오기<text:tab/>--slot 1,2,3 선택 or <text:s/></text:p>
      <text:p text:style-name="P1"><text:tab/>4. 종료</text:p>
      <text:p text:style-name="P1"/>
      <text:p text:style-name="P1"/>
      <text:p text:style-name="P1"/>
      <text:p text:style-name="P1">다음 주에 뭐하지?</text:p>
      <text:p text:style-name="P1">-스토리 생각. 게임 내부에 들어갈 기능(공부) , 퍼즐 조사. </text:p>
      <text:p text:style-name="P1"/>
      <text:p text:style-name="P1"/>
      <text:p text:style-name="P1">1</text:p>
      <text:p text:style-name="P1">2지금 </text:p>
      <text:p text:style-name="P1">3 </text:p>
      <text:p text:style-name="P1">4 </text:p>
      <text:p text:style-name="P1">5</text:p>
      <text:p text:style-name="P1">6</text:p>
      <text:p text:style-name="P1">7 x</text:p>
      <text:p text:style-name="P1">8 x</text:p>
      <text:p text:style-name="P1">9 </text:p>
      <text:p text:style-name="P1">10 </text:p>
      <text:p text:style-name="P1">11</text:p>
      <text:p text:style-name="P1">12</text:p>
      <text:p text:style-name="P1">13 </text:p>
      <text:p text:style-name="P1">14</text:p>
      <text:p text:style-name="P1">15 x</text:p>
      <text:p text:style-name="P1">16 x</text:p>
      <text:p text:style-name="P1"/>
      <text:p text:style-name="P2">스토리. </text:p>
      <text:p text:style-name="P2">러스티 레이크</text:p>
      <text:p text:style-name="P2">근데 퀄리티가 떨어지지 않을까? 공포감을 줄ㄴ 수 있을ㄲ?</text:p>
      <text:p text:style-name="P3">오히려 white door 가 남 </text:p>
      <text:p text:style-name="P3">근데 방탈출은 보통 puzzle 과 소재로 승부</text:p>
      <text:p text:style-name="P3">일단은 헤더파일 가져와서 하면 됨</text:p>
      <text:p text:style-name="P3"/>
      <text:p text:style-name="P4"><text:a xlink:type="simple" xlink:href="https://www.joinc.co.kr/w/Site/C/Documents/CprogramingForLinuxEnv/Ch12_module" text:style-name="Internet_20_link" text:visited-style-name="Visited_20_Internet_20_Link">https://www.joinc.co.kr/w/Site/C/Documents/CprogramingForLinuxEnv/Ch12_module</text:a></text:p>
      <text:p text:style-name="P4">헤더파일적용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2T20:49:24.577183318</meta:creation-date>
    <dc:date>2020-09-21T01:16:05.668659298</dc:date>
    <meta:editing-duration>PT13M2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34" meta:word-count="185" meta:character-count="361" meta:non-whitespace-character-count="295"/>
  </office:meta>
</office:document-meta>
</file>